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4007933C59AAB6994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amond" svg:font-family="Garamond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302cm" fo:margin-left="7.849cm" fo:margin-right="7.849cm" table:align="margins"/>
    </style:style>
    <style:style style:name="Table1.A" style:family="table-column">
      <style:table-column-properties style:column-width="1.302cm" style:rel-column-width="737*"/>
    </style:style>
    <style:style style:name="Table1.1" style:family="table-row">
      <style:table-row-properties style:row-height="1.9cm"/>
    </style:style>
    <style:style style:name="Table1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5e223" officeooo:paragraph-rsid="0015e223"/>
    </style:style>
    <style:style style:name="P2" style:family="paragraph" style:parent-style-name="Standard">
      <style:text-properties fo:font-size="10pt" officeooo:rsid="0015e223" officeooo:paragraph-rsid="0015e223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8pt" officeooo:rsid="0015e223" officeooo:paragraph-rsid="0015e223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Push</text:p>
            <text:p text:style-name="P3"><draw:frame draw:style-name="fr1" draw:name="Image1" text:anchor-type="char" svg:width="1.007cm" svg:height="1.007cm" draw:z-index="0"><draw:image xlink:href="Pictures/1000000100000400000004007933C59AAB6994F9.png" xlink:type="simple" xlink:show="embed" xlink:actuate="onLoad" draw:mime-type="image/png"/></draw:frame>for Fu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amond" svg:font-family="Garamond" style:font-family-generic="roman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aramond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aramond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aramond" fo:font-family="Garamond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aramond" fo:font-family="Garamond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8:32:49.286117428</meta:creation-date>
    <meta:print-date>2024-10-24T18:41:45.979019142</meta:print-date>
    <dc:date>2024-10-24T19:06:02.293316094</dc:date>
    <meta:editing-duration>PT23M2S</meta:editing-duration>
    <meta:editing-cycles>1</meta:editing-cycles>
    <meta:document-statistic meta:table-count="1" meta:image-count="1" meta:object-count="0" meta:page-count="1" meta:paragraph-count="2" meta:word-count="3" meta:character-count="11" meta:non-whitespace-character-count="10"/>
    <meta:generator>LibreOffice/7.3.7.2$Linux_X86_64 LibreOffice_project/30$Build-2</meta:generator>
  </office:meta>
</office:document-meta>
</file>